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T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14.6cm" svg:height="4.963cm" svg:x="3.4cm" svg:y="4.6cm" presentation:class="title" presentation:user-transformed="true">
          <draw:text-box>
            <text:p>010 Relleno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iedades de relleno 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padding </text:p>
                <text:list>
                  <text:list-item>
                    <text:p>Una propiedad abreviada para configurar todas las propiedades de relleno en una declaración</text:p>
                  </text:list-item>
                </text:list>
              </text:list-item>
              <text:list-item>
                <text:p>padding-bottom </text:p>
                <text:list>
                  <text:list-item>
                    <text:p>Establece el relleno inferior de un elemento</text:p>
                  </text:list-item>
                </text:list>
              </text:list-item>
              <text:list-item>
                <text:p>padding-left </text:p>
                <text:list>
                  <text:list-item>
                    <text:p>Establece el relleno izquierdo de un elemento</text:p>
                  </text:list-item>
                </text:list>
              </text:list-item>
              <text:list-item>
                <text:p>padding-right </text:p>
                <text:list>
                  <text:list-item>
                    <text:p>Establece el relleno derecho de un elemento</text:p>
                  </text:list-item>
                </text:list>
              </text:list-item>
              <text:list-item>
                <text:p>padding-top </text:p>
                <text:list>
                  <text:list-item>
                    <text:p>Establece el relleno superior de un ele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longitud: especifica un relleno en px, pt, cm, etc.</text:p>
                  </text:list-item>
                  <text:list-item>
                    <text:p>%: especifica un relleno en% del ancho del elemento contenedor</text:p>
                  </text:list-item>
                  <text:list-item>
                    <text:p>inherit: especifica que el relleno debe heredarse del elemento principal</text:p>
                  </text:list-item>
                  <text:list-item>
                    <text:p><text:span text:style-name="T1">Nota</text:span>: los valores <text:span text:style-name="T1">negativos</text:span> no están permitido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Carlos Alemán </text:p>
            <text:p>#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22:18:18.725457347</meta:creation-date>
    <meta:editing-duration>PT1H27M4S</meta:editing-duration>
    <meta:editing-cycles>6</meta:editing-cycles>
    <meta:generator>LibreOffice/6.0.7.3$Linux_X86_64 LibreOffice_project/00m0$Build-3</meta:generator>
    <dc:title>Nature Illustration</dc:title>
    <meta:initial-creator>codefuncode </meta:initial-creator>
    <dc:date>2020-07-13T19:55:52.279443033</dc:date>
    <dc:creator>codefuncode </dc:creator>
    <meta:document-statistic meta:object-count="47"/>
  </office:meta>
</office:document-meta>
</file>